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lveProcessException.ResolveProcess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ProcessException.ResolveProces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olveProcessException.ResolveProcess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ProcessException.ResolveProcess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